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17.706cm" fo:min-width="28.46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LushGreen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xporting Text</presentation:footer-decl>
      <presentation:date-time-decl presentation:name="dtd1" presentation:source="current-date" style:data-style-name="D5"/>
      <draw:page draw:name="page1" draw:style-name="dp1" draw:master-page-name="LushGreen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3.622cm" svg:height="17.956cm" svg:x="2.539cm" svg:y="4.12cm">
          <draw:text-box>
            <text:list text:style-name="L1">
              <text:list-item>
                <text:p><text:span text:style-name="T1">Item 1: </text:span><text:span text:style-name="T1"><text:a xlink:href="http://en.wikipedia.org/wiki/Svg" xlink:type="simple">SVG</text:a></text:span><text:span text:style-name="T1"><text:s/>has been in development since 1999.</text:span></text:p>
              </text:list-item>
              <text:list-item>
                <text:p xml:id="id1" text:id="id1"><text:span text:style-name="T1">Item 2: The SVG Mobile Recommendation introduced two simplified profiles of SVG 1.1, SVG Basic and SVG Tiny, meant for devices with reduced computational and display capabilities.</text:span></text:p>
              </text:list-item>
              <text:list-item>
                <text:p><text:span text:style-name="T1">Item 3: SVG Tiny later became an autonomous Recommendation</text:span></text:p>
              </text:list-item>
              <text:list-item>
                <text:p><text:span text:style-name="T1">SVG drawings can be dynamic and interactive.</text:span></text:p>
              </text:list-item>
            </text:list>
            <text:p><text:span text:style-name="T1">A list using numbers:</text:span></text:p>
            <text:list text:style-name="L2">
              <text:list-item>
                <text:p><text:span text:style-name="T1">Time-based modifications to the elements can be described in SMIL.</text:span></text:p>
              </text:list-item>
              <text:list-item>
                <text:p><text:span text:style-name="T1">Or can be programmed in a scripting language.</text:span></text:p>
              </text:list-item>
              <text:list-item>
                <text:p><text:span text:style-name="T1">A rich set of event handlers such as onmouseover and onclick can be assigned to any SVG graphical objec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4s" smil:fill="hold" smil:targetElement="id1" anim:sub-item="text" smil:attributeName="visibility" smil:to="visible"/>
                  <anim:animate smil:dur="2s" smil:fill="hold" smil:targetElement="id1" anim:sub-item="text" smil:attributeName="x" smil:values="1+width/2;x" smil:keyTimes="0;1"/>
                  <anim:animate smil:dur="2s" smil:fill="hold" smil:targetElement="id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Display" style:font-family-asian="'Noto Sans Display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7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5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ushGree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2cm" presentation:class="outline" presentation:placeholder="true">
        <draw:text-box/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4:27:41.822424089</meta:creation-date>
    <meta:editing-duration>P0D</meta:editing-duration>
    <meta:editing-cycles>1</meta:editing-cycles>
    <meta:generator>LibreOffice/24.2.6.2$Linux_X86_64 LibreOffice_project/420$Build-2</meta:generator>
    <meta:document-statistic meta:object-count="21"/>
  </office:meta>
</office:document-meta>
</file>